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0171" officeooo:paragraph-rsid="00150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fhwa.dot.gov/policyinformation/statistics/2010/vm2.cfm">https://www.fhwa.dot.gov/policyinformation/statistics/2010/vm2.cfm</text:a></text:p>
      <text:p text:style-name="P1"><text:a xlink:type="simple" xlink:href="https://www.fhwa.dot.gov/policyinformation/statistics/2010/vm4.cfm">https://www.fhwa.dot.gov/policyinformation/statistics/2010/vm4.cfm</text:a></text:p>
      <text:p text:style-name="P1">https://www.fhwa.dot.gov/policyinformation/statistics/2010/rc1c.cf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8:24:51.378000000</meta:creation-date>
    <dc:date>2014-02-07T18:34:43.108000000</dc:date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199" meta:non-whitespace-character-count="199"/>
    <meta:generator>LibreOffice/4.2.0.4$Windows_x86 LibreOffice_project/05dceb5d363845f2cf968344d7adab8dcfb2ba71</meta:generator>
  </office:meta>
</office:document-meta>
</file>